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  <style:style style:name="P2" style:family="paragraph" style:parent-style-name="Standard">
      <style:text-properties fo:color="#999999" style:font-name="Arial" style:text-underline-style="none"/>
    </style:style>
    <style:style style:name="P3" style:family="paragraph" style:parent-style-name="Standard">
      <style:text-properties fo:color="#0084d1" style:font-name="Arial"/>
    </style:style>
    <style:style style:name="P4" style:family="paragraph" style:parent-style-name="Standard">
      <style:text-properties fo:color="#0084d1" style:font-name="Arial" style:text-underline-style="none"/>
    </style:style>
    <style:style style:name="P5" style:family="paragraph" style:parent-style-name="Standard">
      <style:paragraph-properties fo:text-align="justify" style:justify-single-word="false"/>
      <style:text-properties fo:color="#0084d1" style:font-name="Arial" style:text-underline-style="none"/>
    </style:style>
    <style:style style:name="P6" style:family="paragraph" style:parent-style-name="Standard">
      <style:text-properties fo:color="#999999" style:font-name="Arial" style:text-underline-style="none"/>
    </style:style>
    <style:style style:name="P7" style:family="paragraph" style:parent-style-name="Standard">
      <style:text-properties fo:color="#0084d1" style:font-name="Arial"/>
    </style:style>
    <style:style style:name="P8" style:family="paragraph" style:parent-style-name="Standard">
      <style:text-properties fo:color="#0084d1" style:font-name="Arial" style:text-underline-style="none"/>
    </style:style>
    <style:style style:name="P9" style:family="paragraph" style:parent-style-name="Standard">
      <style:text-properties style:font-name="Arial" style:text-underline-style="none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99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cidade(</text:span><text:span text:style-name="T2">nome</text:span><text:span text:style-name="T3">)</text:span></text:p>
      <text:p text:style-name="P3"><text:span text:style-name="T3"/></text:p>
      <text:p text:style-name="P3"><text:span text:style-name="T3">endereco(</text:span><text:span text:style-name="T2">identificador</text:span><text:span text:style-name="T3">, cidade#, logradouro, bairro, telefone)</text:span></text:p>
      <text:p text:style-name="P2"><text:tab/>cidade referencia cidade(nome)</text:p>
      <text:p text:style-name="P2"/>
      <text:p text:style-name="P3"><text:span text:style-name="T3">enderecoComercial(</text:span><text:span text:style-name="T2">identificador#</text:span><text:span text:style-name="T3">)</text:span></text:p>
      <text:p text:style-name="P2"><text:tab/>identificador referencia endereco(identificador)</text:p>
      <text:p text:style-name="P2"/>
      <text:p text:style-name="P3"><text:span text:style-name="T3">enderecoResidencial(</text:span><text:span text:style-name="T2">identificador#</text:span><text:span text:style-name="T3">, </text:span><text:span text:style-name="T2">quantidadeDeMoradores</text:span><text:span text:style-name="T3">)</text:span></text:p>
      <text:p text:style-name="P2"><text:tab/>identificador referencia endereco(identificador)</text:p>
      <text:p text:style-name="P2"/>
      <text:p text:style-name="P3">pessoa(<text:span text:style-name="T1">cpf</text:span>, nome, enderecoEletronico, estadoCivil, enderecoResidencial#)</text:p>
      <text:p text:style-name="P2"><text:tab/>enderecoResidencial referencia enderecoResidencial(identificador)</text:p>
      <text:p text:style-name="P2"/>
      <text:p text:style-name="P3">funcionario(<text:span text:style-name="T2">cpf#</text:span><text:span text:style-name="T3">)</text:span></text:p>
      <text:p text:style-name="P2"><text:tab/>cpf referencia pessoa(cpf)</text:p>
      <text:p text:style-name="P4"/>
      <text:p text:style-name="P4">tipoDeCozinha(nome)</text:p>
      <text:p text:style-name="P2"/>
      <text:p text:style-name="P3"><text:span text:style-name="T3">restaurante(</text:span><text:span text:style-name="T2">identificador</text:span><text:span text:style-name="T3">, nome, tipoDeCozinha#, enderecoComercial#)</text:span></text:p>
      <text:p text:style-name="P2"><text:tab/>enderecoComercial referencia enderecoComercial(identificador)</text:p>
      <text:p text:style-name="P2"><text:tab/>tipoDeCozinha referencia tipoDeCozinha(nome)</text:p>
      <text:p text:style-name="P2"/>
      <text:p text:style-name="P3"><text:span text:style-name="T3">trabalho(f</text:span><text:span text:style-name="T2">uncionario#</text:span><text:span text:style-name="T3">, </text:span><text:span text:style-name="T2">restaurante#</text:span><text:span text:style-name="T3">, dataDeIngresso, salario)</text:span></text:p>
      <text:p text:style-name="P2"><text:tab/>funcionario referencia funcionario(cpf)</text:p>
      <text:p text:style-name="P2"><text:tab/>restaurante referencia restaurante(identificador)</text:p>
      <text:p text:style-name="P2"/>
      <text:p text:style-name="P4">editor(<text:span text:style-name="T2">cpf#</text:span>)</text:p>
      <text:p text:style-name="P1"><text:tab/><text:span text:style-name="T4">cpf referencia funcionario(cpf)</text:span></text:p>
      <text:p text:style-name="P1"><text:span text:style-name="T4"/></text:p>
      <text:p text:style-name="P4">degustador(<text:span text:style-name="T2">cpf#</text:span>)</text:p>
      <text:p text:style-name="P2"><text:tab/>cpf referencia funcionario(cpf)</text:p>
      <text:p text:style-name="P2"/>
      <text:p text:style-name="P4">cozinheiro(<text:span text:style-name="T2">cpf#</text:span>, nomeFantasia)</text:p>
      <text:p text:style-name="P2"><text:tab/>cpf referencia funcionario(cpf)</text:p>
      <text:p text:style-name="P2"/>
      <text:p text:style-name="P4">referenciaDeTrabalho(<text:span text:style-name="T2">cozinheiro#</text:span>, <text:span text:style-name="T2">restaurante#</text:span>)</text:p>
      <text:p text:style-name="P4"><text:tab/><text:span text:style-name="T4">cozinheiro referencia cozinheiro(cpf)</text:span></text:p>
      <text:p text:style-name="P2"><text:tab/>restaurante referencia restaurante(identificador)</text:p>
      <text:p text:style-name="P2"/>
      <text:p text:style-name="P4">categoriaDeReceita(<text:span text:style-name="T2">nome</text:span>)</text:p>
      <text:p text:style-name="P4"/>
      <text:p text:style-name="P4">receita(<text:span text:style-name="T2">nome</text:span>, <text:span text:style-name="T2">inventor#</text:span>, modoDePreparo, quantidadeDePorcoes, dataDeInvencao, categoria#)</text:p>
      <text:p text:style-name="P2"><text:tab/>inventor referencia cozinheiro(cpf)</text:p>
      <text:p text:style-name="P2"><text:tab/>catagoria referencia categoriaDeReceita(nome)</text:p>
      <text:p text:style-name="P2"/>
      <text:p text:style-name="P4">tipoDeIngrediente(<text:span text:style-name="T2">nome</text:span>, descricao)</text:p>
      <text:p text:style-name="P4"/>
      <text:p text:style-name="P4">ingrediente(<text:span text:style-name="T2">identificador</text:span>, tipoDeIngrediente#, medida, quantidade, receita#, inventorDaReceita#)</text:p>
      <text:p text:style-name="P2"><text:tab/>tipoDeIngrediente referencia tipoDeIngrediente(nome)</text:p>
      <text:p text:style-name="P2"><text:tab/>receita referencia receita(nome)</text:p>
      <text:p text:style-name="P2"><text:tab/>inventorDaReceita referencia receita(inventor)</text:p>
      <text:p text:style-name="P4"/>
      <text:p text:style-name="P4">livroDeReceitas(<text:span text:style-name="T2">titulo</text:span>, <text:span text:style-name="T2">isbn</text:span>, editor#)</text:p>
      <text:p text:style-name="P2"><text:tab/>editor referencia editor(cpf)</text:p>
      <text:p text:style-name="P5"><text:soft-page-break/>receitaEmLivro(<text:span text:style-name="T2">receita#</text:span>, <text:span text:style-name="T2">inventorDaReceita#</text:span>, <text:span text:style-name="T2">livroDeReceitas#</text:span>, <text:span text:style-name="T2">isbnDoLivroReceitas#</text:span>)</text:p>
      <text:p text:style-name="P2"><text:tab/>receita referencia receita(nome)</text:p>
      <text:p text:style-name="P2"><text:tab/>inventorDaReceita referencia receita(inventor)</text:p>
      <text:p text:style-name="P2"><text:tab/>livroDeReceitas referencia livroDeReceitas(titulo)</text:p>
      <text:p text:style-name="P2"><text:tab/>isbnDoLivroDeReceitas referencia livroDeReceitas(isbn)</text:p>
      <text:p text:style-name="P2"/>
      <text:p text:style-name="P4">campeonatoDeReceitas(<text:span text:style-name="T2">identificador</text:span>, dataEHora, local)</text:p>
      <text:p text:style-name="P4"/>
      <text:p text:style-name="P4">testeDeReceita(<text:span text:style-name="T2">receita#</text:span>, <text:span text:style-name="T2">inventorDaReceita#</text:span>, <text:span text:style-name="T2">degustador#</text:span>, campeonatoDeReceitas#, nota)</text:p>
      <text:p text:style-name="P2"><text:tab/>receita referencia receita(nome)</text:p>
      <text:p text:style-name="P2"><text:tab/>inventorDaReceita referencia receita(inventor)</text:p>
      <text:p text:style-name="P2"><text:tab/>degustador referencia degustador(cpf)</text:p>
      <text:p text:style-name="P2"><text:tab/>campeonatoDeReceitas referencia campeonatoDeReceitas(identificador)</text:p>
      <text:p text:style-name="P2"/>
      <text:p text:style-name="P4">participacaoEmCampeonatoDeReceitas(<text:span text:style-name="T2">participante#</text:span>, <text:span text:style-name="T2">campeonatoDeReceitas#</text:span>)</text:p>
      <text:p text:style-name="P2"><text:tab/>participante referencia pessoa(cpf)</text:p>
      <text:p text:style-name="P2"><text:tab/>campeonatoDeReceitas referencia campeonatoDeReceitas(identificad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78cm" fo:margin-bottom="1.168cm" fo:margin-left="0.926cm" fo:margin-right="0.78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2-04-16T04:49:50</meta:creation-date>
    <dc:date>2012-04-17T00:06:41</dc:date>
    <dc:creator>Lucas </dc:creator>
    <meta:editing-duration>PT14H6M4S</meta:editing-duration>
    <meta:editing-cycles>34</meta:editing-cycles>
    <meta:generator>LibreOffice/3.4$Linux LibreOffice_project/340m1$Build-402</meta:generator>
    <meta:document-statistic meta:table-count="0" meta:image-count="0" meta:object-count="0" meta:page-count="2" meta:paragraph-count="52" meta:word-count="152" meta:character-count="2406" meta:non-whitespace-character-count="2276"/>
  </office:meta>
</office:document-meta>
</file>